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d1e2d" officeooo:paragraph-rsid="0030fcd7"/>
    </style:style>
    <style:style style:name="P20" style:family="paragraph" style:parent-style-name="Standard">
      <style:text-properties officeooo:rsid="001ea3de" officeooo:paragraph-rsid="001ea3de"/>
    </style:style>
    <style:style style:name="P21" style:family="paragraph" style:parent-style-name="Standard">
      <style:text-properties officeooo:rsid="001ea80d" officeooo:paragraph-rsid="001ea80d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2828e3" officeooo:paragraph-rsid="0030fcd7"/>
    </style:style>
    <style:style style:name="P24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30fcd7" style:font-style-asian="italic" style:font-style-complex="italic"/>
    </style:style>
    <style:style style:name="P35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7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8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9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40" style:family="paragraph" style:parent-style-name="Standard">
      <style:text-properties officeooo:rsid="001c9903" officeooo:paragraph-rsid="002828e3"/>
    </style:style>
    <style:style style:name="P41" style:family="paragraph" style:parent-style-name="Standard">
      <style:text-properties officeooo:rsid="001c9903" officeooo:paragraph-rsid="001c9903"/>
    </style:style>
    <style:style style:name="P42" style:family="paragraph" style:parent-style-name="Standard">
      <style:text-properties officeooo:rsid="00366e2c" officeooo:paragraph-rsid="00366e2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b172a"/>
    </style:style>
    <style:style style:name="T9" style:family="text">
      <style:text-properties officeooo:rsid="002df827"/>
    </style:style>
    <style:style style:name="T10" style:family="text">
      <style:text-properties officeooo:rsid="0030fcd7"/>
    </style:style>
    <style:style style:name="T11" style:family="text">
      <style:text-properties officeooo:rsid="0033c132"/>
    </style:style>
    <style:style style:name="T12" style:family="text">
      <style:text-properties officeooo:rsid="00371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4">- <text:span text:style-name="T4">get_user_id()</text:span></text:p>
      <text:p text:style-name="P22">'/api/v1/user/get_user_id'</text:p>
      <text:p text:style-name="P21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5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5"><text:span text:style-name="T2">- add</text:span>_favourite_building()</text:p>
      <text:p text:style-name="P22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5"><text:span text:style-name="T2">- delete</text:span>_favourite_building()</text:p>
      <text:p text:style-name="P22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7">- <text:span text:style-name="T7">create_booking</text:span>()</text:p>
      <text:p text:style-name="P22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1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2">Output</text:p>
      <text:p text:style-name="P37">{</text:p>
      <text:p text:style-name="P32"><text:s text:c="2"/>"status": "Success",</text:p>
      <text:p text:style-name="P32"><text:s text:c="2"/>"booking_id": 1</text:p>
      <text:p text:style-name="P32">}</text:p>
      <text:p text:style-name="P11"/>
      <text:p text:style-name="P27">- <text:span text:style-name="T3">delete</text:span>_<text:span text:style-name="T7">booking</text:span>()</text:p>
      <text:p text:style-name="P22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32"/>
      <text:p text:style-name="P29">- <text:span text:style-name="T10">add_comment</text:span>()</text:p>
      <text:p text:style-name="P23">'/api/v1/user/delete_booking'</text:p>
      <text:p text:style-name="P13">POST</text:p>
      <text:p text:style-name="P9">Input <text:span text:style-name="T2">(headers)</text:span>: <text:span text:style-name="T3">user_id</text:span></text:p>
      <text:p text:style-name="P19">Input (body): <text:span text:style-name="T3">booking_id</text:span></text:p>
      <text:p text:style-name="P9">Input <text:span text:style-name="T2">(query)</text:span>: <text:span text:style-name="T3">None</text:span></text:p>
      <text:p text:style-name="P34">Output</text:p>
      <text:p text:style-name="P4"/>
      <text:p text:style-name="P30">Building Routes</text:p>
      <text:p text:style-name="P24"/>
      <text:p text:style-name="P24">- get_nearby_buildings()</text:p>
      <text:p text:style-name="P22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oft-page-break/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/>
      <text:p text:style-name="P24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8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9"><text:s text:c="7"/>"code": "BA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4">- get_building_info()</text:p>
      <text:p text:style-name="P22">'/api/v1/building/get_building_info'</text:p>
      <text:p text:style-name="P20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1">Output: <text:span text:style-name="T12">{Available/Available Soon/Unavailable: room_id, code}</text:span></text:p>
      <text:p text:style-name="P31"/>
      <text:p text:style-name="P31"/>
      <text:p text:style-name="P24">- get_<text:span text:style-name="T4">building_</text:span>comments()</text:p>
      <text:p text:style-name="P22"><text:soft-page-break/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<text:span text:style-name="T8">comment</text:span>_id": 1,</text:p>
      <text:p text:style-name="P33"><text:s text:c="6"/>"<text:span text:style-name="T8">building_id</text:span>": <text:span text:style-name="T8">1</text:span>,</text:p>
      <text:p text:style-name="P33"><text:s text:c="6"/>“<text:span text:style-name="T8">title”: “Cool party”</text:span>,</text:p>
      <text:p text:style-name="P33"><text:s text:c="6"/>"<text:span text:style-name="T8">message</text:span>": “<text:span text:style-name="T8">On the third floor there is a bunch of free stuff”</text:span>,</text:p>
      <text:p text:style-name="P33"><text:s text:c="6"/>“<text:span text:style-name="T8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4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5"/>
      <text:p text:style-name="P24">- <text:span text:style-name="T1">get_room_info()</text:span></text:p>
      <text:p text:style-name="P22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oom_id</text:span></text:p>
      <text:p text:style-name="P10">Output: {Bookings: [], Comments: []}</text:p>
      <text:p text:style-name="P1"/>
      <text:p text:style-name="P24">- <text:span text:style-name="T1">get_building_hours()</text:span></text:p>
      <text:p text:style-name="P22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2">{</text:p>
      <text:p text:style-name="P42"><text:s text:c="2"/>"schedule": {</text:p>
      <text:p text:style-name="P42"><text:s text:c="4"/>"Mon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Tuesday": [</text:p>
      <text:p text:style-name="P42"><text:soft-page-break/><text:s text:c="6"/>"08:00:00",</text:p>
      <text:p text:style-name="P42"><text:s text:c="6"/>"21:00:00"</text:p>
      <text:p text:style-name="P42"><text:s text:c="4"/>],</text:p>
      <text:p text:style-name="P42"><text:s text:c="4"/>"Wednes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Thurs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Fri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Saturday": [</text:p>
      <text:p text:style-name="P42"><text:s text:c="6"/>"10:00:00",</text:p>
      <text:p text:style-name="P42"><text:s text:c="6"/>"17:00:00"</text:p>
      <text:p text:style-name="P42"><text:s text:c="4"/>],</text:p>
      <text:p text:style-name="P42"><text:s text:c="4"/>"Sunday": [</text:p>
      <text:p text:style-name="P42"><text:s text:c="6"/>"10:00:00",</text:p>
      <text:p text:style-name="P42"><text:s text:c="6"/>"17:00:00"</text:p>
      <text:p text:style-name="P42"><text:s text:c="4"/>]</text:p>
      <text:p text:style-name="P42"><text:s text:c="2"/>}</text:p>
      <text:p text:style-name="P42">}</text:p>
      <text:p text:style-name="P28"/>
      <text:p text:style-name="P26">- <text:span text:style-name="T1">get_room_schedule()</text:span></text:p>
      <text:p text:style-name="P22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room_id, date (YYYY-MM-DD)</text:span></text:p>
      <text:p text:style-name="P12">Output: </text:p>
      <text:p text:style-name="P36">{</text:p>
      <text:p text:style-name="P36"><text:s text:c="2"/>"status": "Success",</text:p>
      <text:p text:style-name="P36"><text:s text:c="2"/>"response": [</text:p>
      <text:p text:style-name="P36"><text:s text:c="4"/>{</text:p>
      <text:p text:style-name="P36"><text:s text:c="6"/>"schedule_id": 4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,</text:p>
      <text:p text:style-name="P36"><text:s text:c="4"/>{</text:p>
      <text:p text:style-name="P36"><text:s text:c="6"/>"schedule_id": 5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oft-page-break/><text:s text:c="6"/>"start_time": "2017-03-27T17:00:00.000Z",</text:p>
      <text:p text:style-name="P36"><text:s text:c="6"/>"end_time": "2017-03-27T19:00:00.000Z"</text:p>
      <text:p text:style-name="P36"><text:s text:c="4"/>}</text:p>
      <text:p text:style-name="P36"><text:s text:c="2"/>]</text:p>
      <text:p text:style-name="P36">}</text:p>
      <text:p text:style-name="P12"/>
      <text:p text:style-name="P26">- <text:span text:style-name="T1">get_building_schedule()</text:span></text:p>
      <text:p text:style-name="P22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date (YYYY-MM-DD)</text:span></text:p>
      <text:p text:style-name="P12">Output: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0T18:33:17.219230859</dc:date>
    <meta:editing-duration>P1DT18H56M24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6" meta:paragraph-count="241" meta:word-count="489" meta:character-count="4375" meta:non-whitespace-character-count="3636"/>
  </office:meta>
</office:document-meta>
</file>